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25d969" officeooo:paragraph-rsid="0025d969"/>
    </style:style>
    <style:style style:name="P9" style:family="paragraph" style:parent-style-name="Standard">
      <style:text-properties officeooo:rsid="0027c9e6" officeooo:paragraph-rsid="0027c9e6"/>
    </style:style>
    <style:style style:name="P10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3f23d" officeooo:paragraph-rsid="0027c9e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95947"/>
    </style:style>
    <style:style style:name="T7" style:family="text">
      <style:text-properties officeooo:rsid="002a0efa"/>
    </style:style>
    <style:style style:name="T8" style:family="text">
      <style:text-properties officeooo:rsid="002b476c"/>
    </style:style>
    <style:style style:name="T9" style:family="text">
      <style:text-properties officeooo:rsid="002ba3f3"/>
    </style:style>
    <style:style style:name="T10" style:family="text">
      <style:text-properties officeooo:rsid="002cbb02"/>
    </style:style>
    <style:style style:name="T11" style:family="text">
      <style:text-properties officeooo:rsid="002e2b5b"/>
    </style:style>
    <style:style style:name="T12" style:family="text">
      <style:text-properties officeooo:rsid="0030157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3a998"/>
    </style:style>
    <style:style style:name="T15" style:family="text">
      <style:text-properties officeooo:rsid="0034774e"/>
    </style:style>
    <style:style style:name="T16" style:family="text">
      <style:text-properties officeooo:rsid="0034fd03"/>
    </style:style>
    <style:style style:name="T17" style:family="text">
      <style:text-properties officeooo:rsid="0035cb30"/>
    </style:style>
    <style:style style:name="T18" style:family="text">
      <style:text-properties officeooo:rsid="00360f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8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8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/text:p>
      <text:p text:style-name="P7"/>
      <text:p text:style-name="P10">Leseliste:</text:p>
      <text:p text:style-name="P13">Sascha Lobo – <text:span text:style-name="T7">on Überwachung</text:span></text:p>
      <text:p text:style-name="P16">- <text:span text:style-name="T8">Norbert Wiener: Cybernetics (Die kunst des steuerns)</text:span></text:p>
      <text:p text:style-name="P18">- Fangsprung: dahinspringen, wo die Maus sein wird, nicht wo sie ist</text:p>
      <text:p text:style-name="P17">- <text:span text:style-name="T9">zentrale Annahme: aus der Gegenwart lässt sich die Zukunft berechnen</text:span></text:p>
      <text:p text:style-name="P17"><text:soft-page-break/>- <text:span text:style-name="T9">Vannevar Bush: As we may think</text:span></text:p>
      <text:p text:style-name="P17">- <text:span text:style-name="T9">wie kann man Wissen so präzise wie möglich zusammenführen und nutzbar machen? Grundlage des Internets</text:span></text:p>
      <text:p text:style-name="P17">- <text:span text:style-name="T10">General Michael Hayden: We kill people based on metadata</text:span></text:p>
      <text:p text:style-name="P13">exploring Cybernetics <text:span text:style-name="T11">1</text:span></text:p>
      <text:p text:style-name="P17">- <text:span text:style-name="T11">Hauptzweck der Kybernetik: Planbarkeit</text:span></text:p>
      <text:p text:style-name="P17">- <text:span text:style-name="T11">im 20. jhdt hauptsächlich von autoritären Staaten gefördert, erfüllte Erwartungen nicht</text:span></text:p>
      <text:p text:style-name="P17">- <text:span text:style-name="T11">muss aber nicht autoritäre Funktion haben, dass sie diese hat, liegt eher an autoritärer Weltordnung</text:span></text:p>
      <text:p text:style-name="P13">Rorty 1</text:p>
      <text:p text:style-name="P17">- <text:span text:style-name="T14">3 Truth is made, rather than found; art is not imitation, but self-creation. These 2 play together</text:span></text:p>
      <text:p text:style-name="P17">- <text:span text:style-name="T14">3 Scientists invent descriptions of the world, which are useful to act after them</text:span></text:p>
      <text:p text:style-name="P17">- <text:span text:style-name="T14">4 noobs Kant&amp;Hegel: science truth is made, but spirit/mind truth is discovered/found by philosophy</text:span></text:p>
      <text:p text:style-name="P17">- <text:span text:style-name="T14">5 truth is a sentence, and sentences are made by humans</text:span></text:p>
      <text:p text:style-name="P17">- <text:span text:style-name="T14">6 sentences need a vocabulary, and “the world doesnt make 1 voc better than another”; we choose Newton’s explanation over Aristotle’s</text:span></text:p>
      <text:p text:style-name="P17">- <text:span text:style-name="T14">6 one does not choose to use another vocabulary, rather changes habits (Argument dagegen: es ist möglich, Gewohnheiten absichtlich zu ändern, zB gender Pronouns)</text:span></text:p>
      <text:p text:style-name="P17">- <text:span text:style-name="T14">8 one should not be asked for arguments against a vocabulary: you can never show inconsistencies inside a vocabulary</text:span></text:p>
      <text:p text:style-name="P17">- <text:span text:style-name="T14">9 interesting philosophy isnt pro vs con, but a contest between vocabularies</text:span></text:p>
      <text:p text:style-name="P17">- <text:span text:style-name="T14">9 such phil. says “try thinking of it in this way”, “try different questions”</text:span></text:p>
      <text:p text:style-name="P17">- <text:span text:style-name="T15">10 lang is no medium, as humans r networks of knowledge and dont have knwldge</text:span></text:p>
      <text:p text:style-name="P17">- <text:span text:style-name="T15">10 lang shdnt be seen as medium, bc subj-obj-problem persists</text:span></text:p>
      <text:p text:style-name="P17">- <text:span text:style-name="T16">12 new vocs r created when to old vocs contradict each other</text:span></text:p>
      <text:p text:style-name="P17">- <text:span text:style-name="T16">12 a new voc cant be created by asking questions in old langs</text:span></text:p>
      <text:p text:style-name="P17">- <text:span text:style-name="T16">13 puzzle vs tools: express smth which already there vs make smth totally new</text:span></text:p>
      <text:p text:style-name="P17">- <text:span text:style-name="T17">14 A &amp; B need good assumptions on what the other will do</text:span></text:p>
      <text:p text:style-name="P19">- 14 by converging these theories, they learn to speak to each other</text:p>
      <text:p text:style-name="P19">- <text:span text:style-name="T18">15 lang has no structure, and cant be mastered</text:span></text:p>
      <text:p text:style-name="P15">exploring Cybernetics <text:span text:style-name="T12">2 – Kybernetik jenseits von Hierarchien</text:span></text:p>
      <text:p text:style-name="P14">Anzug aus Strom</text:p>
      <text:p text:style-name="P14">geregelte Verhältnisse</text:p>
      <text:p text:style-name="P13">was auch immer ich bestellt habe <text:span text:style-name="T6">(Kybernetik)</text:span></text:p>
      <text:p text:style-name="P13">Das neue Spiel (Überwachung)</text:p>
      <text:p text:style-name="P13">Rorty 2</text:p>
      <text:p text:style-name="P13">Rorty 1</text:p>
      <text:p text:style-name="P20"/>
      <text:p text:style-name="P11">1. <text:span text:style-name="T6">Erklärung der Welt</text:span></text:p>
      <text:p text:style-name="P11">- <text:span text:style-name="T6">was formt die Welt? Die Art, wie sie erklärt wird</text:span></text:p>
      <text:p text:style-name="P11">- <text:span text:style-name="T6">Wenn Individuen mit viel Einfluss kybernetisch denken, verändern sie die Welt nach ihren Annahmen, wie sie ist</text:span></text:p>
      <text:p text:style-name="P11">- <text:span text:style-name="T6">Wissen und die Fähigkeit es zu ordnen sind zentral, um gut handeln zu können</text:span></text:p>
      <text:p text:style-name="P11">- <text:span text:style-name="T6">Kybernetik ist eine dieser Arten, die Welt zu erzählen(?)</text:span></text:p>
      <text:p text:style-name="P11">- <text:span text:style-name="T6">Welchen Einfluss haben die toten Winkel dieser Sprache?</text:span></text:p>
      <text:p text:style-name="P11">2. Kybernetik als Vokabular</text:p>
      <text:p text:style-name="P11">- </text:p>
      <text:p text:style-name="P11">2.1 Spezifika gegenüber anderen Vokabularen</text:p>
      <text:p text:style-name="P11">- </text:p>
      <text:p text:style-name="P11">2.2 Erfolg der Kybernetik</text:p>
      <text:p text:style-name="P11">- <text:span text:style-name="T7">Individuen, die kybernetisch denken &amp; handeln gelernt haben, regieren heute die Welt</text:span></text:p>
      <text:p text:style-name="P11">- </text:p>
      <text:p text:style-name="P11">3. Toter Winkel technischen Denkens</text:p>
      <text:p text:style-name="P11">- <text:span text:style-name="T6">erkennen/erzählen immer unvollständig, nur 2 Augen/Satzende passiert nach Satzanfang</text:span></text:p>
      <text:p text:style-name="P11">- <text:span text:style-name="T6">Menschliche Welterfassung hat immer tote Winkel, Quantifizierung</text:span></text:p>
      <text:p text:style-name="P11"><text:soft-page-break/>3.1 UnErwartet</text:p>
      <text:p text:style-name="P11">- <text:span text:style-name="T6">Alles was nicht erwartet wird, danach wird nicht gehandelt</text:span></text:p>
      <text:p text:style-name="P11">- <text:span text:style-name="T6">Was nicht wahrgenommen wird oder nicht benennbar/sagbar ist, wird nicht respektiert</text:span></text:p>
      <text:p text:style-name="P11">3.2 WiderSprache</text:p>
      <text:p text:style-name="P11">- <text:span text:style-name="T6">Jede Sprache zeigt irgendwann Widersprüche auf, aber auch nicht</text:span></text:p>
      <text:p text:style-name="P11">- <text:span text:style-name="T6">Jede Wahrheit ist ein Kreis (axiomatisch)</text:span></text:p>
      <text:p text:style-name="P11">- <text:span text:style-name="T6">kybernetisches Handeln beruht in letzter Instanz auf axiomatischen Glaubenssätzen</text:span></text:p>
      <text:p text:style-name="P11">- <text:span text:style-name="T6">ist es da nicht vergleichsweise gut, wenn empirische Daten sie stützen?</text:span></text:p>
      <text:p text:style-name="P11">- <text:span text:style-name="T6">Nein, weil Daten erst von glaubenden Individuen geordnet werden müssen, um Sinn zu ergeben</text:span></text:p>
      <text:p text:style-name="P11">- <text:span text:style-name="T6">Wenn Überwacher/Akteur/Kybernetiker also nicht die toten Winkel anerkennt, wird er grausam handeln</text:span></text:p>
      <text:p text:style-name="P12">4. Überwachung als kybernetische Notwendigkeit</text:p>
      <text:p text:style-name="P12">- <text:span text:style-name="T5">okay, Überwachung muss sein. (sagt auch mspr0)</text:span></text:p>
      <text:p text:style-name="P12">- <text:span text:style-name="T5">aber wenn man von unten nach oben überwacht statt umgekehrt, kann man Autonomie erhöhen</text:span></text:p>
      <text:p text:style-name="P12">- “<text:span text:style-name="T5">seine eigenen Handlungen voraussehen und manipulieren”, nicht nur Objekt sein, sondern auch sein Subjekt werden</text:span></text:p>
      <text:p text:style-name="P12">- <text:span text:style-name="T5">Kybernetik kann Autonomie erhö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6T20:34:37.701183003</dc:date>
    <meta:editing-duration>PT2H41M</meta:editing-duration>
    <meta:editing-cycles>5</meta:editing-cycles>
    <meta:generator>LibreOffice/5.1.5.1$Linux_X86_64 LibreOffice_project/10m0$Build-1</meta:generator>
    <meta:document-statistic meta:table-count="0" meta:image-count="0" meta:object-count="0" meta:page-count="3" meta:paragraph-count="105" meta:word-count="908" meta:character-count="5971" meta:non-whitespace-character-count="5157"/>
  </office:meta>
</office:document-meta>
</file>